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D000002ED81A900CF363EBAD8.jpg" manifest:media-type="image/jpeg"/>
  <manifest:file-entry manifest:full-path="Pictures/10000201000003D8000001FCB8871256D6D49DE6.png" manifest:media-type="image/png"/>
  <manifest:file-entry manifest:full-path="Pictures/100002010000025800000258E08A1B51F616E3DB.png" manifest:media-type="image/png"/>
  <manifest:file-entry manifest:full-path="Pictures/100002010000025800000258ACF28536F5EC78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dp2" style:family="drawing-page">
      <style:drawing-page-properties draw:fill="solid" draw:fill-color="#342a06"/>
    </style:style>
    <style:style style:name="gr1" style:family="graphic" style:parent-style-name="standard">
      <style:graphic-properties draw:stroke="solid" svg:stroke-width="0.529cm" svg:stroke-color="#ffffff" draw:marker-start-width="0.99cm" draw:marker-end-width="0.99cm" draw:fill-color="#ff0000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2" style:family="graphic" style:parent-style-name="standard">
      <style:graphic-properties draw:stroke="solid" svg:stroke-width="0.529cm" svg:stroke-color="#ffffff" draw:marker-start-width="0.99cm" draw:marker-end-width="0.99cm" draw:fill-color="#00ff00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3" style:family="graphic" style:parent-style-name="standard">
      <style:graphic-properties draw:stroke="solid" svg:stroke-width="0.529cm" svg:stroke-color="#ffffff" draw:marker-start-width="0.99cm" draw:marker-end-width="0.99cm" draw:fill-color="#0000ff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bitmap" draw:fill-image-name="Zink-Rust" draw:textarea-horizontal-align="justify" draw:textarea-vertical-align="middle" draw:auto-grow-height="false" fo:min-height="8.918cm" fo:min-width="18.828cm" loext:glow-radius="0cm" loext:glow-color="#ff0000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bitmap" draw:fill-image-name="Zink-Rust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894cm" svg:x="2.159cm" svg:y="8.00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10.668cm" svg:height="10.894cm" svg:x="16.002cm" svg:y="8.1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10.668cm" svg:height="10.894cm" svg:x="30.734cm" svg:y="7.74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2" draw:master-page-name="Default">
        <draw:frame draw:style-name="gr4" draw:text-style-name="P4" draw:layer="layout" svg:width="12.701cm" svg:height="12.701cm" svg:x="20.574cm" svg:y="0.381cm">
          <draw:image xlink:href="Pictures/100002010000025800000258E08A1B51F616E3DB.png" xlink:type="simple" xlink:show="embed" xlink:actuate="onLoad" draw:mime-type="image/png">
            <text:p/>
          </draw:image>
        </draw:frame>
        <draw:frame draw:style-name="gr4" draw:text-style-name="P4" draw:layer="layout" svg:width="12.7cm" svg:height="12.7cm" svg:x="3.683cm" svg:y="0.889cm">
          <draw:image xlink:href="Pictures/100002010000025800000258ACF28536F5EC7884.png" xlink:type="simple" xlink:show="embed" xlink:actuate="onLoad" draw:mime-type="image/png">
            <text:p/>
          </draw:image>
        </draw:frame>
        <draw:custom-shape draw:style-name="gr5" draw:text-style-name="P5" draw:layer="layout" svg:width="20.32cm" svg:height="10.16cm" svg:x="-0.381cm" svg:y="15.8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1.027cm" svg:height="10.867cm" svg:x="20.475cm" svg:y="15.649cm">
          <draw:image xlink:href="Pictures/10000201000003D8000001FCB8871256D6D49D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Zink-Rust" xlink:href="Pictures/10000000000002ED000002ED81A900CF363EBA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0.3$Windows_X86_64 LibreOffice_project/8061b3e9204bef6b321a21033174034a5e2ea88e</meta:generator>
    <dc:date>2021-08-19T16:57:22.244000000</dc:date>
    <meta:editing-duration>PT4H39M18S</meta:editing-duration>
    <meta:editing-cycles>4</meta:editing-cycles>
    <meta:document-statistic meta:object-count="7"/>
  </office:meta>
</office:document-meta>
</file>